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05cm"/>
    </style:style>
    <style:style style:name="co2" style:family="table-column">
      <style:table-column-properties fo:break-before="auto" style:column-width="0.707cm"/>
    </style:style>
    <style:style style:name="co3" style:family="table-column">
      <style:table-column-properties fo:break-before="auto" style:column-width="9.775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3.087cm"/>
    </style:style>
    <style:style style:name="co7" style:family="table-column">
      <style:table-column-properties fo:break-before="auto" style:column-width="3.332cm"/>
    </style:style>
    <style:style style:name="co8" style:family="table-column">
      <style:table-column-properties fo:break-before="auto" style:column-width="1.055cm"/>
    </style:style>
    <style:style style:name="co9" style:family="table-column">
      <style:table-column-properties fo:break-before="auto" style:column-width="8.601cm"/>
    </style:style>
    <style:style style:name="co10" style:family="table-column">
      <style:table-column-properties fo:break-before="auto" style:column-width="3.478cm"/>
    </style:style>
    <style:style style:name="co11" style:family="table-column">
      <style:table-column-properties fo:break-before="auto" style:column-width="4.583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4.043cm"/>
    </style:style>
    <style:style style:name="co14" style:family="table-column">
      <style:table-column-properties fo:break-before="auto" style:column-width="1.692cm"/>
    </style:style>
    <style:style style:name="co15" style:family="table-column">
      <style:table-column-properties fo:break-before="auto" style:column-width="3.969cm"/>
    </style:style>
    <style:style style:name="co16" style:family="table-column">
      <style:table-column-properties fo:break-before="auto" style:column-width="2.475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215cm"/>
    </style:style>
    <style:style style:name="co19" style:family="table-column">
      <style:table-column-properties fo:break-before="auto" style:column-width="2.695cm"/>
    </style:style>
    <style:style style:name="co20" style:family="table-column">
      <style:table-column-properties fo:break-before="auto" style:column-width="3.769cm"/>
    </style:style>
    <style:style style:name="co21" style:family="table-column">
      <style:table-column-properties fo:break-before="auto" style:column-width="7.461cm"/>
    </style:style>
    <style:style style:name="co22" style:family="table-column">
      <style:table-column-properties fo:break-before="auto" style:column-width="2.1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ta1" style:family="table" style:master-page-name="PageStyle_5f_PRESSUPO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ackground-color="#63d2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ffcc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order-bottom="1.5pt double-thin #000000" style:border-line-width-bottom="0.018cm 0.018cm 0.018cm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none" style:rotation-align="none" fo:border-top="1.5pt double-thin #000000" style:border-line-width-top="0.018cm 0.018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9" style:family="table-cell" style:parent-style-name="Default">
      <style:table-cell-properties fo:background-color="#eeeee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fo:background-color="#ffff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fo:border="0.74pt solid #000000"/>
    </style:style>
    <style:style style:name="ce6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16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 style:data-style-name="N116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 style:data-style-name="N11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1.5pt double-thin #000000" style:border-line-width-top="0.018cm 0.018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 style:data-style-name="N116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 style:data-style-name="N116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8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 style:data-style-name="N116">
      <style:table-cell-properties fo:background-color="#63d2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1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fo:background-color="#ff8a65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ackground-color="#a2e8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21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51" style:family="table-cell" style:parent-style-name="Default">
      <style:table-cell-properties fo:border-bottom="none" fo:border-left="none" fo:border-right="1.5pt double-thin #000000" style:border-line-width-right="0.018cm 0.018cm 0.018cm" fo:border-top="none"/>
    </style:style>
    <style:style style:name="ce152" style:family="table-cell" style:parent-style-name="Default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17">
      <style:table-cell-properties fo:border-bottom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17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17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 style:data-style-name="N117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117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 style:data-style-name="N117">
      <style:table-cell-properties fo:border-bottom="1.5pt double-thin #000000" style:border-line-width-bottom="0.018cm 0.018cm 0.018cm" style:diagonal-bl-tr="none" style:diagonal-tl-br="none" style:text-align-source="fix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 style:data-style-name="N11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6" style:family="table-cell" style:parent-style-name="Default">
      <style:table-cell-properties style:glyph-orientation-vertical="0" fo:background-color="#4f81b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8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97" style:family="table-cell" style:parent-style-name="Default">
      <style:table-cell-properties fo:padding="0.071cm"/>
    </style:style>
    <style:style style:name="ce189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1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PRESSUPOST.$I$9:.$I$18])" table:allow-empty-cell="true" table:display-list="unsorted" table:base-cell-address="Factures.D4">
          <table:error-message table:message-type="stop" table:display="true"/>
        </table:content-validation>
      </table:content-validations>
      <table:table table:name="PRESSUPO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10" table:default-cell-style-name="Default"/>
        <table:table-column table:style-name="co16" table:number-columns-repeated="1000" table:default-cell-style-name="Default"/>
        <table:table-row table:style-name="ro1" table:number-rows-repeated="2">
          <table:table-cell table:style-name="ce9" table:number-columns-repeated="5"/>
          <table:table-cell table:style-name="ce80" table:number-columns-repeated="2"/>
          <table:table-cell table:style-name="ce9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1"/>
          <table:table-cell table:style-name="ce14" table:number-columns-repeated="3"/>
          <table:table-cell table:style-name="ce81" table:number-columns-repeated="2"/>
          <table:table-cell table:style-name="ce14" table:number-columns-repeated="4"/>
          <table:table-cell table:style-name="ce146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5" office:value-type="string" calcext:value-type="string">
            <text:p>PRESSUPOST I BALANÇ EXCURSIÓ</text:p>
          </table:table-cell>
          <table:table-cell table:style-name="ce9" table:number-columns-repeated="2"/>
          <table:table-cell table:style-name="ce80"/>
          <table:table-cell table:style-name="ce117"/>
          <table:table-cell table:style-name="ce9" table:number-columns-repeated="4"/>
          <table:table-cell table:style-name="ce147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9" table:number-columns-repeated="3"/>
          <table:table-cell table:style-name="ce80"/>
          <table:table-cell table:style-name="ce117"/>
          <table:table-cell table:style-name="ce9" table:number-columns-repeated="4"/>
          <table:table-cell table:style-name="ce147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6" office:value-type="string" calcext:value-type="string">
            <text:p>INGRESOS</text:p>
          </table:table-cell>
          <table:table-cell table:style-name="ce9" table:number-columns-repeated="2"/>
          <table:table-cell table:style-name="ce80" table:number-columns-repeated="2"/>
          <table:table-cell table:style-name="ce9"/>
          <table:table-cell table:style-name="ce120" office:value-type="string" calcext:value-type="string">
            <text:p>DESPESES GENERALS</text:p>
          </table:table-cell>
          <table:table-cell table:number-columns-repeated="2"/>
          <table:table-cell table:style-name="ce15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7"/>
          <table:table-cell table:style-name="ce9" table:number-columns-repeated="2"/>
          <table:table-cell table:style-name="ce80" table:number-columns-repeated="2"/>
          <table:table-cell table:style-name="ce9"/>
          <table:table-cell table:style-name="ce121" table:number-columns-repeated="3"/>
          <table:table-cell table:style-name="ce152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9"/>
          <table:table-cell table:style-name="ce35" office:value-type="string" calcext:value-type="string">
            <text:p>Unitats</text:p>
          </table:table-cell>
          <table:table-cell table:style-name="ce35" office:value-type="string" calcext:value-type="string">
            <text:p>Preu / unt</text:p>
          </table:table-cell>
          <table:table-cell table:style-name="ce97" office:value-type="string" calcext:value-type="string">
            <text:p>total</text:p>
          </table:table-cell>
          <table:table-cell table:style-name="ce97" office:value-type="string" calcext:value-type="string">
            <text:p>Ingressos reals</text:p>
          </table:table-cell>
          <table:table-cell table:style-name="ce9"/>
          <table:table-cell/>
          <table:table-cell table:style-name="ce35" office:value-type="string" calcext:value-type="string">
            <text:p>Pressupostat</text:p>
          </table:table-cell>
          <table:table-cell table:style-name="ce35" office:value-type="string" calcext:value-type="string">
            <text:p>Gasto real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Nanos campament</text:p>
          </table:table-cell>
          <table:table-cell table:style-name="ce36" office:value-type="float" office:value="88" calcext:value-type="float">
            <text:p>88</text:p>
          </table:table-cell>
          <table:table-cell table:style-name="ce65" office:value-type="float" office:value="295" calcext:value-type="float">
            <text:p>295</text:p>
          </table:table-cell>
          <table:table-cell table:style-name="ce98" table:formula="of:=[.E9]*[.D9]" office:value-type="float" office:value="25960" calcext:value-type="float">
            <text:p>25.960,00 €</text:p>
          </table:table-cell>
          <table:table-cell table:style-name="ce98" table:formula="of:=[.E9]*[.D9]" office:value-type="float" office:value="25960" calcext:value-type="float">
            <text:p>25.960,00 €</text:p>
          </table:table-cell>
          <table:table-cell table:style-name="ce9"/>
          <table:table-cell table:style-name="ce18" office:value-type="string" calcext:value-type="string">
            <text:p>Lloguer de les instal·lacions </text:p>
          </table:table-cell>
          <table:table-cell table:style-name="ce98" table:formula="of:=[.D30]*50" office:value-type="float" office:value="6200" calcext:value-type="float">
            <text:p>6.200,00 €</text:p>
          </table:table-cell>
          <table:table-cell table:style-name="ce98" table:formula="of:=SUMIF([Factures.$D$1:.$D$285];[.I9];[Factures.$E$1:.$E$288])" office:value-type="float" office:value="-3969" calcext:value-type="float">
            <text:p>3.969,00 €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Subvenció</text:p>
          </table:table-cell>
          <table:table-cell table:style-name="ce40"/>
          <table:table-cell table:style-name="ce40" office:value-type="float" office:value="25" calcext:value-type="float">
            <text:p>25</text:p>
          </table:table-cell>
          <table:table-cell table:style-name="ce98" table:formula="of:=[.D9]*[.E10]" office:value-type="float" office:value="2200" calcext:value-type="float">
            <text:p>2.200,00 €</text:p>
          </table:table-cell>
          <table:table-cell table:style-name="ce98" table:formula="of:=[.D9]*[.E10]" office:value-type="float" office:value="2200" calcext:value-type="float">
            <text:p>2.200,00 €</text:p>
          </table:table-cell>
          <table:table-cell table:style-name="ce9"/>
          <table:table-cell table:style-name="ce18" office:value-type="string" calcext:value-type="string">
            <text:p>Lloguer Furgona cotxe gasoil </text:p>
          </table:table-cell>
          <table:table-cell table:style-name="ce98" office:value-type="float" office:value="2500" calcext:value-type="float">
            <text:p>2.500,00 €</text:p>
          </table:table-cell>
          <table:table-cell table:style-name="ce98" table:formula="of:=SUMIF([Factures.$D$1:.$D$285];[.I10];[Factures.$E$1:.$E$288])" office:value-type="float" office:value="-2625.9" calcext:value-type="float">
            <text:p>2.625,90 €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Patrocinis</text:p>
          </table:table-cell>
          <table:table-cell table:style-name="ce40"/>
          <table:table-cell table:style-name="ce40" office:value-type="float" office:value="15" calcext:value-type="float">
            <text:p>15</text:p>
          </table:table-cell>
          <table:table-cell table:style-name="ce98" table:formula="of:=[.D9]*[.E11]" office:value-type="float" office:value="1320" calcext:value-type="float">
            <text:p>1.320,00 €</text:p>
          </table:table-cell>
          <table:table-cell table:style-name="ce98" table:formula="of:=[.D9]*[.E11]" office:value-type="float" office:value="1320" calcext:value-type="float">
            <text:p>1.320,00 €</text:p>
          </table:table-cell>
          <table:table-cell table:style-name="ce9"/>
          <table:table-cell table:style-name="ce18" office:value-type="string" calcext:value-type="string">
            <text:p>Lloguer Autobus </text:p>
          </table:table-cell>
          <table:table-cell table:style-name="ce98" office:value-type="float" office:value="8800" calcext:value-type="float">
            <text:p>8.800,00 €</text:p>
          </table:table-cell>
          <table:table-cell table:style-name="ce98" table:formula="of:=SUMIF([Factures.$D$1:.$D$285];[.I11];[Factures.$E$1:.$E$288])" office:value-type="float" office:value="-8800" calcext:value-type="float">
            <text:p>8.800,00 €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Donacions</text:p>
          </table:table-cell>
          <table:table-cell table:style-name="ce40" table:number-columns-repeated="2"/>
          <table:table-cell table:style-name="ce98" office:value-type="float" office:value="100" calcext:value-type="float">
            <text:p>100,00 €</text:p>
          </table:table-cell>
          <table:table-cell table:style-name="ce98" office:value-type="float" office:value="268.83" calcext:value-type="float">
            <text:p>268,83 €</text:p>
          </table:table-cell>
          <table:table-cell table:style-name="ce9"/>
          <table:table-cell table:style-name="ce18" office:value-type="string" calcext:value-type="string">
            <text:p>Samarretes i sudaderes </text:p>
          </table:table-cell>
          <table:table-cell table:style-name="ce98" office:value-type="float" office:value="1000" calcext:value-type="float">
            <text:p>1.000,00 €</text:p>
          </table:table-cell>
          <table:table-cell table:style-name="ce98" table:formula="of:=SUMIF([Factures.$D$1:.$D$285];[.I12];[Factures.$E$1:.$E$288])" office:value-type="float" office:value="-610" calcext:value-type="float">
            <text:p>610,00 €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Rifa</text:p>
          </table:table-cell>
          <table:table-cell table:style-name="ce41" table:number-columns-repeated="2"/>
          <table:table-cell table:style-name="ce98" office:value-type="float" office:value="200" calcext:value-type="float">
            <text:p>200,00 €</text:p>
          </table:table-cell>
          <table:table-cell table:style-name="ce98" office:value-type="float" office:value="160" calcext:value-type="float">
            <text:p>160,00 €</text:p>
          </table:table-cell>
          <table:table-cell table:style-name="ce9"/>
          <table:table-cell table:style-name="ce18" office:value-type="string" calcext:value-type="string">
            <text:p>Excursió</text:p>
          </table:table-cell>
          <table:table-cell table:style-name="ce98" office:value-type="float" office:value="840" calcext:value-type="float">
            <text:p>840,00 €</text:p>
          </table:table-cell>
          <table:table-cell table:style-name="ce98" table:formula="of:=SUMIF([Factures.$D$1:.$D$285];[.I13];[Factures.$E$1:.$E$288])" office:value-type="float" office:value="0" calcext:value-type="float">
            <text:p>0,00 €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/>
          <table:table-cell table:style-name="ce40" table:number-columns-repeated="2"/>
          <table:table-cell table:style-name="ce99" table:number-columns-repeated="2"/>
          <table:table-cell table:style-name="ce9"/>
          <table:table-cell table:style-name="ce18" office:value-type="string" calcext:value-type="string">
            <text:p>Activitats I material comú</text:p>
          </table:table-cell>
          <table:table-cell table:style-name="ce98" office:value-type="float" office:value="1495" calcext:value-type="float">
            <text:p>1.495,00 €</text:p>
          </table:table-cell>
          <table:table-cell table:style-name="ce98" table:formula="of:=SUMIF([Factures.$D$1:.$D$285];[.I14];[Factures.$E$1:.$E$288])" office:value-type="float" office:value="-773.15" calcext:value-type="float">
            <text:p>773,15 €</text:p>
          </table:table-cell>
          <table:table-cell table:style-name="ce15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9" office:value-type="string" calcext:value-type="string" table:number-columns-spanned="3" table:number-rows-spanned="1">
            <text:p>TOTAL</text:p>
          </table:table-cell>
          <table:covered-table-cell table:number-columns-repeated="2" table:style-name="ce66"/>
          <table:table-cell table:style-name="ce100" table:formula="of:=SUM([.F9:.F14])" office:value-type="float" office:value="29780" calcext:value-type="float">
            <text:p>29.780,00 €</text:p>
          </table:table-cell>
          <table:table-cell table:style-name="ce100" table:formula="of:=SUM([.G9:.G14])" office:value-type="float" office:value="29908.83" calcext:value-type="float">
            <text:p>29.908,83 €</text:p>
          </table:table-cell>
          <table:table-cell table:style-name="ce9"/>
          <table:table-cell table:style-name="ce18" office:value-type="string" calcext:value-type="string">
            <text:p>Manutenció</text:p>
          </table:table-cell>
          <table:table-cell table:style-name="ce98" office:value-type="float" office:value="11750" calcext:value-type="float">
            <text:p>11.750,00 €</text:p>
          </table:table-cell>
          <table:table-cell table:style-name="ce98" table:formula="of:=SUMIF([Factures.$D$1:.$D$285];[.I15];[Factures.$E$1:.$E$288])" office:value-type="float" office:value="0" calcext:value-type="float">
            <text:p>0,00 €</text:p>
          </table:table-cell>
          <table:table-cell table:style-name="ce155"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9" table:number-columns-repeated="2"/>
          <table:table-cell table:style-name="ce101"/>
          <table:table-cell table:style-name="ce80"/>
          <table:table-cell table:style-name="ce9"/>
          <table:table-cell table:style-name="ce18" office:value-type="string" calcext:value-type="string">
            <text:p>Farmàcia</text:p>
          </table:table-cell>
          <table:table-cell table:style-name="ce98" office:value-type="float" office:value="500" calcext:value-type="float">
            <text:p>500,00 €</text:p>
          </table:table-cell>
          <table:table-cell table:style-name="ce98" table:formula="of:=SUMIF([Factures.$D$1:.$D$285];[.I16];[Factures.$E$1:.$E$288])" office:value-type="float" office:value="-146.52" calcext:value-type="float">
            <text:p>146,52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9" table:number-columns-repeated="2"/>
          <table:table-cell table:style-name="ce101"/>
          <table:table-cell table:style-name="ce80"/>
          <table:table-cell table:style-name="ce9"/>
          <table:table-cell table:style-name="ce18" office:value-type="string" calcext:value-type="string">
            <text:p>Marxa</text:p>
          </table:table-cell>
          <table:table-cell table:style-name="ce98" office:value-type="float" office:value="300" calcext:value-type="float">
            <text:p>300,00 €</text:p>
          </table:table-cell>
          <table:table-cell table:style-name="ce98" table:formula="of:=SUMIF([Factures.$D$1:.$D$285];[.I17];[Factures.$E$1:.$E$288])" office:value-type="float" office:value="-70.4" calcext:value-type="float">
            <text:p>70,40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4" office:value-type="string" calcext:value-type="string" table:number-columns-spanned="2" table:number-rows-spanned="1">
            <text:p>Pressupost</text:p>
          </table:table-cell>
          <table:covered-table-cell table:style-name="ce66"/>
          <table:table-cell table:style-name="ce20"/>
          <table:table-cell table:style-name="ce34" office:value-type="string" calcext:value-type="string" table:number-columns-spanned="2" table:number-rows-spanned="1">
            <text:p>BALANÇ REAL</text:p>
          </table:table-cell>
          <table:covered-table-cell table:style-name="ce66"/>
          <table:table-cell table:style-name="ce9"/>
          <table:table-cell table:style-name="ce18" office:value-type="string" calcext:value-type="string">
            <text:p>Imprevistos I sopar</text:p>
          </table:table-cell>
          <table:table-cell table:style-name="ce98" office:value-type="float" office:value="600" calcext:value-type="float">
            <text:p>600,00 €</text:p>
          </table:table-cell>
          <table:table-cell table:style-name="ce98" table:formula="of:=SUMIF([Factures.$D$1:.$D$285];[.I18];[Factures.$E$1:.$E$288])" office:value-type="float" office:value="-441.99" calcext:value-type="float">
            <text:p>441,99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Ingresos </text:p>
          </table:table-cell>
          <table:table-cell table:style-name="ce45" table:formula="of:=[.F15]" office:value-type="float" office:value="29780" calcext:value-type="float">
            <text:p>29.780,00 €</text:p>
          </table:table-cell>
          <table:table-cell table:style-name="ce20"/>
          <table:table-cell table:style-name="ce34" office:value-type="string" calcext:value-type="string">
            <text:p>Ingresos </text:p>
          </table:table-cell>
          <table:table-cell table:style-name="ce45" table:formula="of:=[.G15]" office:value-type="float" office:value="29908.83" calcext:value-type="float">
            <text:p>29.908,83 €</text:p>
          </table:table-cell>
          <table:table-cell table:style-name="ce9"/>
          <table:table-cell table:style-name="ce131"/>
          <table:table-cell table:style-name="ce133"/>
          <table:table-cell table:style-name="ce136"/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Despeses</text:p>
          </table:table-cell>
          <table:table-cell table:style-name="ce46" table:formula="of:=[.J20]" office:value-type="float" office:value="33985" calcext:value-type="float">
            <text:p>33.985,00 €</text:p>
          </table:table-cell>
          <table:table-cell table:style-name="ce20"/>
          <table:table-cell table:style-name="ce34" office:value-type="string" calcext:value-type="string">
            <text:p>Despeses</text:p>
          </table:table-cell>
          <table:table-cell table:style-name="ce46" table:formula="of:=[.K20]" office:value-type="float" office:value="-17436.96" calcext:value-type="float">
            <text:p>17.436,96 €</text:p>
          </table:table-cell>
          <table:table-cell table:style-name="ce9"/>
          <table:table-cell table:style-name="ce132" office:value-type="string" calcext:value-type="string" table:number-columns-spanned="1" table:number-rows-spanned="2">
            <text:p>GASTOS FINALS</text:p>
          </table:table-cell>
          <table:table-cell table:style-name="ce135" table:formula="of:=SUM([.J9:.J18])" office:value-type="float" office:value="33985" calcext:value-type="float" table:number-columns-spanned="1" table:number-rows-spanned="2">
            <text:p>33.985 €</text:p>
          </table:table-cell>
          <table:table-cell table:style-name="ce135" table:formula="of:=SUM([.K9:.K18])" office:value-type="float" office:value="-17436.96" calcext:value-type="float" table:number-columns-spanned="1" table:number-rows-spanned="2">
            <text:p>-17.437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Diferència</text:p>
          </table:table-cell>
          <table:table-cell table:style-name="ce47" table:formula="of:=[.D19]-[.D20]" office:value-type="currency" office:currency="EUR" office:value="-4205" calcext:value-type="currency">
            <text:p>-4.205,00 €</text:p>
          </table:table-cell>
          <table:table-cell table:style-name="ce20"/>
          <table:table-cell table:style-name="ce34" office:value-type="string" calcext:value-type="string">
            <text:p>Diferència</text:p>
          </table:table-cell>
          <table:table-cell table:style-name="ce47" table:formula="of:=[.G19]+[.G20]" office:value-type="currency" office:currency="EUR" office:value="12471.87" calcext:value-type="currency">
            <text:p>12.471,87 €</text:p>
          </table:table-cell>
          <table:table-cell table:style-name="ce9"/>
          <table:covered-table-cell table:number-columns-repeated="3" table:style-name="ce66"/>
          <table:table-cell table:style-name="ce16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3"/>
          <table:table-cell table:style-name="ce25" table:number-columns-repeated="5"/>
          <table:table-cell table:style-name="ce118"/>
          <table:table-cell table:style-name="ce33" table:number-columns-repeated="3"/>
          <table:table-cell table:style-name="ce162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0" table:number-columns-repeated="3"/>
          <table:table-cell table:style-name="ce80" table:number-columns-repeated="2"/>
          <table:table-cell table:style-name="ce9"/>
          <table:table-cell table:style-name="ce10" table:number-columns-repeated="3"/>
          <table:table-cell table:style-name="ce16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0" table:number-columns-repeated="3"/>
          <table:table-cell table:style-name="ce80" table:number-columns-repeated="2"/>
          <table:table-cell table:style-name="ce9"/>
          <table:table-cell table:style-name="ce10" table:number-columns-repeated="2"/>
          <table:table-cell table:style-name="ce137"/>
          <table:table-cell table:style-name="ce17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1"/>
          <table:table-cell table:style-name="ce27" table:number-columns-repeated="2"/>
          <table:table-cell table:style-name="ce70"/>
          <table:table-cell table:style-name="ce80" table:number-columns-repeated="2"/>
          <table:table-cell table:style-name="ce9"/>
          <table:table-cell table:style-name="ce10" table:number-columns-repeated="3"/>
          <table:table-cell table:style-name="ce17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8" office:value-type="string" calcext:value-type="string">
            <text:p>Asssitents</text:p>
          </table:table-cell>
          <table:table-cell table:style-name="ce48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3"/>
          <table:table-cell table:style-name="ce17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Alumnes</text:p>
          </table:table-cell>
          <table:table-cell table:style-name="ce49" office:value-type="float" office:value="92" calcext:value-type="float">
            <text:p>92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3"/>
          <table:table-cell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Cuiners</text:p>
          </table:table-cell>
          <table:table-cell table:style-name="ce49" office:value-type="float" office:value="8" calcext:value-type="float">
            <text:p>8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3"/>
          <table:table-cell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Professors</text:p>
          </table:table-cell>
          <table:table-cell table:style-name="ce49" office:value-type="float" office:value="24" calcext:value-type="float">
            <text:p>24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3"/>
          <table:table-cell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0" office:value-type="string" calcext:value-type="string">
            <text:p>TOTALS SOM</text:p>
          </table:table-cell>
          <table:table-cell table:style-name="ce50" table:formula="of:=SUM([.D27:.D29])" office:value-type="float" office:value="124" calcext:value-type="float">
            <text:p>124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3"/>
          <table:table-cell table:style-name="ce145"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54"/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3"/>
          <table:table-cell table:style-name="ce145"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54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1" office:value-type="string" calcext:value-type="string">
            <text:p>Capacitat</text:p>
          </table:table-cell>
          <table:table-cell table:style-name="ce55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Autobus</text:p>
          </table:table-cell>
          <table:table-cell table:style-name="ce55" office:value-type="float" office:value="108" calcext:value-type="float">
            <text:p>108</text:p>
          </table:table-cell>
          <table:table-cell table:style-name="ce71"/>
          <table:table-cell table:style-name="ce80"/>
          <table:table-cell table:style-name="ce10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Cotxes, Furgonetes...</text:p>
          </table:table-cell>
          <table:table-cell table:style-name="ce55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Furgo de 3 places <text:s text:c="21"/></text:p>
          </table:table-cell>
          <table:table-cell table:style-name="ce55" office:value-type="float" office:value="3" calcext:value-type="float">
            <text:p>3</text:p>
          </table:table-cell>
          <table:table-cell table:style-name="ce73"/>
          <table:table-cell table:style-name="ce17"/>
          <table:table-cell table:style-name="ce8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Furgo de 5 places <text:s text:c="21"/></text:p>
          </table:table-cell>
          <table:table-cell table:style-name="ce56" office:value-type="float" office:value="5" calcext:value-type="float">
            <text:p>5</text:p>
          </table:table-cell>
          <table:table-cell table:style-name="ce74"/>
          <table:table-cell table:style-name="ce76"/>
          <table:table-cell table:style-name="ce80"/>
          <table:table-cell table:style-name="ce10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Cotxes</text:p>
          </table:table-cell>
          <table:table-cell table:style-name="ce56" office:value-type="float" office:value="8" calcext:value-type="float">
            <text:p>8</text:p>
          </table:table-cell>
          <table:table-cell table:style-name="ce71"/>
          <table:table-cell table:style-name="ce76"/>
          <table:table-cell table:style-name="ce1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2" office:value-type="string" calcext:value-type="string">
            <text:p>Totals</text:p>
          </table:table-cell>
          <table:table-cell table:style-name="ce62" table:formula="of:=SUM([.D34:.D38])" office:value-type="float" office:value="124" calcext:value-type="float">
            <text:p>124</text:p>
          </table:table-cell>
          <table:table-cell table:style-name="ce71"/>
          <table:table-cell table:style-name="ce76"/>
          <table:table-cell table:style-name="ce1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3"/>
          <table:table-cell table:style-name="ce33"/>
          <table:table-cell table:style-name="ce63"/>
          <table:table-cell table:style-name="ce75"/>
          <table:table-cell table:style-name="ce76"/>
          <table:table-cell table:style-name="ce1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3"/>
          <table:table-cell table:style-name="ce64"/>
          <table:table-cell table:style-name="ce76" table:number-columns-repeated="2"/>
          <table:table-cell table:style-name="ce10" table:number-columns-repeated="5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3"/>
          <table:table-cell table:style-name="ce64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2"/>
          <table:table-cell table:number-columns-repeated="2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">
          <table:table-cell table:style-name="ce10" table:number-columns-repeated="3"/>
          <table:table-cell table:style-name="ce64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">
          <table:table-cell table:style-name="ce10" table:number-columns-repeated="11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20" table:number-columns-repeated="2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1">
          <table:table-cell table:style-name="ce10" table:number-columns-repeated="11"/>
          <table:table-cell table:style-name="ce145"/>
          <table:table-cell table:style-name="ce116" table:number-columns-repeated="13"/>
          <table:table-cell table:number-columns-repeated="1000"/>
        </table:table-row>
        <table:table-row table:style-name="ro1" table:number-rows-repeated="8">
          <table:table-cell table:style-name="ce10" table:number-columns-repeated="8"/>
          <table:table-cell table:style-name="ce116" table:number-columns-repeated="3"/>
          <table:table-cell table:style-name="ce145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8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116" table:number-columns-repeated="2"/>
          <table:table-cell table:style-name="ce10" table:number-columns-repeated="4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887">
          <table:table-cell table:style-name="ce10" table:number-columns-repeated="2"/>
          <table:table-cell table:style-name="ce116" table:number-columns-repeated="5"/>
          <table:table-cell table:style-name="ce10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8">
          <table:table-cell table:style-name="ce10" table:number-columns-repeated="2"/>
          <table:table-cell table:style-name="ce116" table:number-columns-repeated="5"/>
          <table:table-cell table:style-name="ce10"/>
          <table:table-cell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116" table:number-columns-repeated="5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number-columns-repeated="2"/>
          <table:table-cell table:style-name="ce116" table:number-columns-repeated="3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1" table:number-rows-repeated="3">
          <table:table-cell table:style-name="ce10" table:number-columns-repeated="2"/>
          <table:table-cell table:number-columns-repeated="5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2" table:number-rows-repeated="1047566">
          <table:table-cell table:number-columns-repeated="1025"/>
        </table:table-row>
        <table:table-row table:style-name="ro3" table:number-rows-repeated="15">
          <table:table-cell table:number-columns-repeated="1025"/>
        </table:table-row>
        <table:table-row table:style-name="ro3">
          <table:table-cell table:number-columns-repeated="1025"/>
        </table:table-row>
      </table:table>
      <table:table table:name="Factures" table:style-name="ta2">
        <office:forms form:automatic-focus="false" form:apply-design-mode="false"/>
        <table:table-column table:style-name="co18" table:default-cell-style-name="Default"/>
        <table:table-column table:style-name="co19" table:default-cell-style-name="ce197"/>
        <table:table-column table:style-name="co20" table:default-cell-style-name="ce197"/>
        <table:table-column table:style-name="co21" table:default-cell-style-name="ce197"/>
        <table:table-column table:style-name="co22" table:default-cell-style-name="ce197"/>
        <table:table-row table:style-name="ro4">
          <table:table-cell/>
          <table:table-cell table:style-name="ce178"/>
          <table:table-cell table:number-columns-repeated="3"/>
        </table:table-row>
        <table:table-row table:style-name="ro4">
          <table:table-cell/>
          <table:table-cell table:style-name="ce179"/>
          <table:table-cell table:number-columns-repeated="3"/>
        </table:table-row>
        <table:table-row table:style-name="ro4">
          <table:table-cell/>
          <table:table-cell table:style-name="ce156" office:value-type="string" calcext:value-type="string">
            <text:p>Data</text:p>
          </table:table-cell>
          <table:table-cell table:style-name="ce156" office:value-type="string" calcext:value-type="string">
            <text:p>Moviment</text:p>
          </table:table-cell>
          <table:table-cell table:style-name="ce156" office:value-type="string" calcext:value-type="string">
            <text:p>PARTIDA</text:p>
          </table:table-cell>
          <table:table-cell table:style-name="ce156" office:value-type="string" calcext:value-type="string">
            <text:p>Import</text:p>
          </table:table-cell>
        </table:table-row>
        <table:table-row table:style-name="ro4">
          <table:table-cell/>
          <table:table-cell table:style-name="ce184" office:value-type="date" office:date-value="2023-07-30" calcext:value-type="date">
            <text:p>30/07/2023</text:p>
          </table:table-cell>
          <table:table-cell table:style-name="ce189" office:value-type="string" calcext:value-type="string">
            <text:p>Movimiento1</text:p>
          </table:table-cell>
          <table:table-cell table:style-name="ce201" table:content-validation-name="val1" office:value-type="string" calcext:value-type="string">
            <text:p>Lloguer Autobus </text:p>
          </table:table-cell>
          <table:table-cell table:style-name="ce195" office:value-type="float" office:value="-8800" calcext:value-type="float">
            <text:p>-8.80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2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2866.83" calcext:value-type="float">
            <text:p>-2.866,83</text:p>
          </table:table-cell>
        </table:table-row>
        <table:table-row table:style-name="ro5">
          <table:table-cell/>
          <table:table-cell table:style-name="ce184" office:value-type="date" office:date-value="2023-06-05" calcext:value-type="date">
            <text:p>05/06/2023</text:p>
          </table:table-cell>
          <table:table-cell table:style-name="ce189" office:value-type="string" calcext:value-type="string">
            <text:p>Movimiento3</text:p>
          </table:table-cell>
          <table:table-cell table:style-name="ce204" table:content-validation-name="val1" office:value-type="string" calcext:value-type="string">
            <text:p>Lloguer de les instal·lacions </text:p>
          </table:table-cell>
          <table:table-cell table:style-name="ce195" office:value-type="float" office:value="-2778.3" calcext:value-type="float">
            <text:p>-2.778,30</text:p>
          </table:table-cell>
        </table:table-row>
        <table:table-row table:style-name="ro4">
          <table:table-cell/>
          <table:table-cell table:style-name="ce184" office:value-type="date" office:date-value="2023-06-05" calcext:value-type="date">
            <text:p>05/06/2023</text:p>
          </table:table-cell>
          <table:table-cell table:style-name="ce189" office:value-type="string" calcext:value-type="string">
            <text:p>Movimiento4</text:p>
          </table:table-cell>
          <table:table-cell table:style-name="ce201" table:content-validation-name="val1" office:value-type="string" calcext:value-type="string">
            <text:p>Lloguer Furgona cotxe gasoil </text:p>
          </table:table-cell>
          <table:table-cell table:style-name="ce195" office:value-type="float" office:value="-2017" calcext:value-type="float">
            <text:p>-2.017,00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5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1973.05" calcext:value-type="float">
            <text:p>-1.973,0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6</text:p>
          </table:table-cell>
          <table:table-cell table:style-name="ce205" table:content-validation-name="val1" office:value-type="string" calcext:value-type="string">
            <text:p>Cuina, neteja I infraestructures</text:p>
          </table:table-cell>
          <table:table-cell table:style-name="ce207" office:value-type="float" office:value="-1500" calcext:value-type="float">
            <text:p>-1.500,00</text:p>
          </table:table-cell>
        </table:table-row>
        <table:table-row table:style-name="ro5">
          <table:table-cell/>
          <table:table-cell table:style-name="ce184" office:value-type="date" office:date-value="2023-03-15" calcext:value-type="date">
            <text:p>15/03/2023</text:p>
          </table:table-cell>
          <table:table-cell table:style-name="ce189" office:value-type="string" calcext:value-type="string">
            <text:p>Movimiento7</text:p>
          </table:table-cell>
          <table:table-cell table:style-name="ce204" table:content-validation-name="val1" office:value-type="string" calcext:value-type="string">
            <text:p>Lloguer de les instal·lacions </text:p>
          </table:table-cell>
          <table:table-cell table:style-name="ce195" office:value-type="float" office:value="-1190.7" calcext:value-type="float">
            <text:p>-1.190,70</text:p>
          </table:table-cell>
        </table:table-row>
        <table:table-row table:style-name="ro4">
          <table:table-cell/>
          <table:table-cell table:style-name="ce184" office:value-type="date" office:date-value="2023-08-07" calcext:value-type="date">
            <text:p>07/08/2023</text:p>
          </table:table-cell>
          <table:table-cell table:style-name="ce189" office:value-type="string" calcext:value-type="string">
            <text:p>Movimiento8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858.85" calcext:value-type="float">
            <text:p>-858,8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9</text:p>
          </table:table-cell>
          <table:table-cell table:style-name="ce201" table:content-validation-name="val1" office:value-type="string" calcext:value-type="string">
            <text:p>Excursió a Salamanca (Autobus)</text:p>
          </table:table-cell>
          <table:table-cell table:style-name="ce195" office:value-type="float" office:value="-840" calcext:value-type="float">
            <text:p>-840,00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0</text:p>
          </table:table-cell>
          <table:table-cell table:style-name="ce205" table:content-validation-name="val1" office:value-type="string" calcext:value-type="string">
            <text:p>Cuina, neteja I infraestructures</text:p>
          </table:table-cell>
          <table:table-cell table:style-name="ce207" office:value-type="float" office:value="-829.96" calcext:value-type="float">
            <text:p>-829,96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1</text:p>
          </table:table-cell>
          <table:table-cell table:style-name="ce205" table:content-validation-name="val1" office:value-type="string" calcext:value-type="string">
            <text:p>Cuina, neteja I infraestructures</text:p>
          </table:table-cell>
          <table:table-cell table:style-name="ce207" office:value-type="float" office:value="-734.35" calcext:value-type="float">
            <text:p>-734,3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2</text:p>
          </table:table-cell>
          <table:table-cell table:style-name="ce201" table:content-validation-name="val1" office:value-type="string" calcext:value-type="string">
            <text:p>Samarretes i sudaderes </text:p>
          </table:table-cell>
          <table:table-cell table:style-name="ce195" office:value-type="float" office:value="-610" calcext:value-type="float">
            <text:p>-61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13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560.36" calcext:value-type="float">
            <text:p>-560,36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14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477.87" calcext:value-type="float">
            <text:p>-477,87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15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390" calcext:value-type="float">
            <text:p>-39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16</text:p>
          </table:table-cell>
          <table:table-cell table:style-name="ce202" table:content-validation-name="val1" office:value-type="string" calcext:value-type="string">
            <text:p>Imprevistos I sopar</text:p>
          </table:table-cell>
          <table:table-cell table:style-name="ce195" office:value-type="float" office:value="-245.99" calcext:value-type="float">
            <text:p>-245,99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7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228.78" calcext:value-type="float">
            <text:p>-228,78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18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188.18" calcext:value-type="float">
            <text:p>-188,18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19</text:p>
          </table:table-cell>
          <table:table-cell table:style-name="ce202" table:content-validation-name="val1" office:value-type="string" calcext:value-type="string">
            <text:p>Imprevistos I sopar</text:p>
          </table:table-cell>
          <table:table-cell table:style-name="ce195" office:value-type="float" office:value="-160" calcext:value-type="float">
            <text:p>-160,00</text:p>
          </table:table-cell>
        </table:table-row>
        <table:table-row table:style-name="ro4">
          <table:table-cell/>
          <table:table-cell table:style-name="ce184" office:value-type="date" office:date-value="2023-08-07" calcext:value-type="date">
            <text:p>07/08/2023</text:p>
          </table:table-cell>
          <table:table-cell table:style-name="ce189" office:value-type="string" calcext:value-type="string">
            <text:p>Movimiento20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140.66" calcext:value-type="float">
            <text:p>-140,66</text:p>
          </table:table-cell>
        </table:table-row>
        <table:table-row table:style-name="ro4">
          <table:table-cell/>
          <table:table-cell table:style-name="ce184" office:value-type="date" office:date-value="2023-08-15" calcext:value-type="date">
            <text:p>15/08/2023</text:p>
          </table:table-cell>
          <table:table-cell table:style-name="ce189" office:value-type="string" calcext:value-type="string">
            <text:p>Movimiento21</text:p>
          </table:table-cell>
          <table:table-cell table:style-name="ce201" table:content-validation-name="val1" office:value-type="string" calcext:value-type="string">
            <text:p>Lloguer Furgona cotxe gasoil </text:p>
          </table:table-cell>
          <table:table-cell table:style-name="ce195" office:value-type="float" office:value="-140.17" calcext:value-type="float">
            <text:p>-140,17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22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126.49" calcext:value-type="float">
            <text:p>-126,49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23</text:p>
          </table:table-cell>
          <table:table-cell table:style-name="ce201" table:content-validation-name="val1" office:value-type="string" calcext:value-type="string">
            <text:p>Lloguer Furgona cotxe gasoil </text:p>
          </table:table-cell>
          <table:table-cell table:style-name="ce195" office:value-type="float" office:value="-93.43" calcext:value-type="float">
            <text:p>-93,43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24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92.55" calcext:value-type="float">
            <text:p>-92,55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25</text:p>
          </table:table-cell>
          <table:table-cell table:style-name="ce201" table:content-validation-name="val1" office:value-type="string" calcext:value-type="string">
            <text:p>Lloguer Furgona cotxe gasoil </text:p>
          </table:table-cell>
          <table:table-cell table:style-name="ce195" office:value-type="float" office:value="-89.15" calcext:value-type="float">
            <text:p>-89,15</text:p>
          </table:table-cell>
        </table:table-row>
        <table:table-row table:style-name="ro4">
          <table:table-cell/>
          <table:table-cell table:style-name="ce184" office:value-type="date" office:date-value="2023-07-12" calcext:value-type="date">
            <text:p>12/07/2023</text:p>
          </table:table-cell>
          <table:table-cell table:style-name="ce189" office:value-type="string" calcext:value-type="string">
            <text:p>Movimiento26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88.5" calcext:value-type="float">
            <text:p>-88,50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7</text:p>
          </table:table-cell>
          <table:table-cell table:style-name="ce201" table:content-validation-name="val1" office:value-type="string" calcext:value-type="string">
            <text:p>Lloguer Furgona cotxe gasoil </text:p>
          </table:table-cell>
          <table:table-cell table:style-name="ce195" office:value-type="float" office:value="-79.29" calcext:value-type="float">
            <text:p>-79,29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8</text:p>
          </table:table-cell>
          <table:table-cell table:style-name="ce201" table:content-validation-name="val1" office:value-type="string" calcext:value-type="string">
            <text:p>Lloguer Furgona cotxe gasoil </text:p>
          </table:table-cell>
          <table:table-cell table:style-name="ce195" office:value-type="float" office:value="-78.58" calcext:value-type="float">
            <text:p>-78,58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9</text:p>
          </table:table-cell>
          <table:table-cell table:style-name="ce201" table:content-validation-name="val1" office:value-type="string" calcext:value-type="string">
            <text:p>Lloguer Furgona cotxe gasoil </text:p>
          </table:table-cell>
          <table:table-cell table:style-name="ce195" office:value-type="float" office:value="-76.72" calcext:value-type="float">
            <text:p>-76,72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30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70.7" calcext:value-type="float">
            <text:p>-70,70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31</text:p>
          </table:table-cell>
          <table:table-cell table:style-name="ce202" table:content-validation-name="val1" office:value-type="string" calcext:value-type="string">
            <text:p>Farmàcia</text:p>
          </table:table-cell>
          <table:table-cell table:style-name="ce195" office:value-type="float" office:value="-65.06" calcext:value-type="float">
            <text:p>-65,06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32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63.97" calcext:value-type="float">
            <text:p>-63,97</text:p>
          </table:table-cell>
        </table:table-row>
        <table:table-row table:style-name="ro4">
          <table:table-cell/>
          <table:table-cell table:style-name="ce184" office:value-type="date" office:date-value="2023-07-04" calcext:value-type="date">
            <text:p>04/07/2023</text:p>
          </table:table-cell>
          <table:table-cell table:style-name="ce189" office:value-type="string" calcext:value-type="string">
            <text:p>Movimiento33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63.05" calcext:value-type="float">
            <text:p>-63,05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34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57.61" calcext:value-type="float">
            <text:p>-57,61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35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50" calcext:value-type="float">
            <text:p>-50,0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36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48.77" calcext:value-type="float">
            <text:p>-48,77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37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44.35" calcext:value-type="float">
            <text:p>-44,35</text:p>
          </table:table-cell>
        </table:table-row>
        <table:table-row table:style-name="ro4">
          <table:table-cell/>
          <table:table-cell table:style-name="ce184" office:value-type="date" office:date-value="2023-07-05" calcext:value-type="date">
            <text:p>05/07/2023</text:p>
          </table:table-cell>
          <table:table-cell table:style-name="ce189" office:value-type="string" calcext:value-type="string">
            <text:p>Movimiento38</text:p>
          </table:table-cell>
          <table:table-cell table:style-name="ce201" table:content-validation-name="val1" office:value-type="string" calcext:value-type="string">
            <text:p>Lloguer Furgona cotxe gasoil </text:p>
          </table:table-cell>
          <table:table-cell table:style-name="ce195" office:value-type="float" office:value="-40.06" calcext:value-type="float">
            <text:p>-40,06</text:p>
          </table:table-cell>
        </table:table-row>
        <table:table-row table:style-name="ro4">
          <table:table-cell/>
          <table:table-cell table:style-name="ce184" office:value-type="date" office:date-value="2023-07-05" calcext:value-type="date">
            <text:p>05/07/2023</text:p>
          </table:table-cell>
          <table:table-cell table:style-name="ce189" office:value-type="string" calcext:value-type="string">
            <text:p>Movimiento39</text:p>
          </table:table-cell>
          <table:table-cell table:style-name="ce48" table:content-validation-name="val1" office:value-type="string" calcext:value-type="string">
            <text:p>Marxa</text:p>
          </table:table-cell>
          <table:table-cell table:style-name="ce195" office:value-type="float" office:value="-40" calcext:value-type="float">
            <text:p>-40,00</text:p>
          </table:table-cell>
        </table:table-row>
        <table:table-row table:style-name="ro4">
          <table:table-cell/>
          <table:table-cell table:style-name="ce184" office:value-type="date" office:date-value="2023-07-11" calcext:value-type="date">
            <text:p>11/07/2023</text:p>
          </table:table-cell>
          <table:table-cell table:style-name="ce189" office:value-type="string" calcext:value-type="string">
            <text:p>Movimiento40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39.34" calcext:value-type="float">
            <text:p>-39,34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41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37.7" calcext:value-type="float">
            <text:p>-37,70</text:p>
          </table:table-cell>
        </table:table-row>
        <table:table-row table:style-name="ro4">
          <table:table-cell/>
          <table:table-cell table:style-name="ce184" office:value-type="date" office:date-value="2023-06-29" calcext:value-type="date">
            <text:p>29/06/2023</text:p>
          </table:table-cell>
          <table:table-cell table:style-name="ce189" office:value-type="string" calcext:value-type="string">
            <text:p>Movimiento42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37.2" calcext:value-type="float">
            <text:p>-37,2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43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36.54" calcext:value-type="float">
            <text:p>-36,54</text:p>
          </table:table-cell>
        </table:table-row>
        <table:table-row table:style-name="ro4">
          <table:table-cell/>
          <table:table-cell table:style-name="ce184" office:value-type="date" office:date-value="2023-07-10" calcext:value-type="date">
            <text:p>10/07/2023</text:p>
          </table:table-cell>
          <table:table-cell table:style-name="ce189" office:value-type="string" calcext:value-type="string">
            <text:p>Movimiento44</text:p>
          </table:table-cell>
          <table:table-cell table:style-name="ce202" table:content-validation-name="val1" office:value-type="string" calcext:value-type="string">
            <text:p>Imprevistos I sopar</text:p>
          </table:table-cell>
          <table:table-cell table:style-name="ce195" office:value-type="float" office:value="-36" calcext:value-type="float">
            <text:p>-36,00</text:p>
          </table:table-cell>
        </table:table-row>
        <table:table-row table:style-name="ro4">
          <table:table-cell/>
          <table:table-cell table:style-name="ce184" office:value-type="date" office:date-value="2023-07-19" calcext:value-type="date">
            <text:p>19/07/2023</text:p>
          </table:table-cell>
          <table:table-cell table:style-name="ce189" office:value-type="string" calcext:value-type="string">
            <text:p>Movimiento45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33.7" calcext:value-type="float">
            <text:p>-33,70</text:p>
          </table:table-cell>
        </table:table-row>
        <table:table-row table:style-name="ro4">
          <table:table-cell/>
          <table:table-cell table:style-name="ce184" office:value-type="date" office:date-value="2023-07-19" calcext:value-type="date">
            <text:p>19/07/2023</text:p>
          </table:table-cell>
          <table:table-cell table:style-name="ce189" office:value-type="string" calcext:value-type="string">
            <text:p>Movimiento46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31.9" calcext:value-type="float">
            <text:p>-31,90</text:p>
          </table:table-cell>
        </table:table-row>
        <table:table-row table:style-name="ro4">
          <table:table-cell/>
          <table:table-cell table:style-name="ce184" office:value-type="date" office:date-value="2023-07-03" calcext:value-type="date">
            <text:p>03/07/2023</text:p>
          </table:table-cell>
          <table:table-cell table:style-name="ce189" office:value-type="string" calcext:value-type="string">
            <text:p>Movimiento47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27" calcext:value-type="float">
            <text:p>-27,00</text:p>
          </table:table-cell>
        </table:table-row>
        <table:table-row table:style-name="ro4">
          <table:table-cell/>
          <table:table-cell table:style-name="ce184" office:value-type="date" office:date-value="2023-07-03" calcext:value-type="date">
            <text:p>03/07/2023</text:p>
          </table:table-cell>
          <table:table-cell table:style-name="ce189" office:value-type="string" calcext:value-type="string">
            <text:p>Movimiento48</text:p>
          </table:table-cell>
          <table:table-cell table:style-name="ce48" table:content-validation-name="val1" office:value-type="string" calcext:value-type="string">
            <text:p>Marxa</text:p>
          </table:table-cell>
          <table:table-cell table:style-name="ce195" office:value-type="float" office:value="-25" calcext:value-type="float">
            <text:p>-25,00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49</text:p>
          </table:table-cell>
          <table:table-cell table:style-name="ce202" table:content-validation-name="val1" office:value-type="string" calcext:value-type="string">
            <text:p>Farmàcia</text:p>
          </table:table-cell>
          <table:table-cell table:style-name="ce195" office:value-type="float" office:value="-22.8" calcext:value-type="float">
            <text:p>-22,8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50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21.56" calcext:value-type="float">
            <text:p>-21,56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51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20.65" calcext:value-type="float">
            <text:p>-20,65</text:p>
          </table:table-cell>
        </table:table-row>
        <table:table-row table:style-name="ro4">
          <table:table-cell/>
          <table:table-cell table:style-name="ce184" office:value-type="date" office:date-value="2023-07-11" calcext:value-type="date">
            <text:p>11/07/2023</text:p>
          </table:table-cell>
          <table:table-cell table:style-name="ce189" office:value-type="string" calcext:value-type="string">
            <text:p>Movimiento52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20.35" calcext:value-type="float">
            <text:p>-20,35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53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20.2" calcext:value-type="float">
            <text:p>-20,2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54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9.2" calcext:value-type="float">
            <text:p>-19,2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55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7.6" calcext:value-type="float">
            <text:p>-17,6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56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6.8" calcext:value-type="float">
            <text:p>-16,8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57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6.6" calcext:value-type="float">
            <text:p>-16,60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58</text:p>
          </table:table-cell>
          <table:table-cell table:style-name="ce202" table:content-validation-name="val1" office:value-type="string" calcext:value-type="string">
            <text:p>Farmàcia</text:p>
          </table:table-cell>
          <table:table-cell table:style-name="ce195" office:value-type="float" office:value="-16.4" calcext:value-type="float">
            <text:p>-16,40</text:p>
          </table:table-cell>
        </table:table-row>
        <table:table-row table:style-name="ro4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59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6.39" calcext:value-type="float">
            <text:p>-16,39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60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14.15" calcext:value-type="float">
            <text:p>-14,15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61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3.6" calcext:value-type="float">
            <text:p>-13,60</text:p>
          </table:table-cell>
        </table:table-row>
        <table:table-row table:style-name="ro4">
          <table:table-cell/>
          <table:table-cell table:style-name="ce184" office:value-type="date" office:date-value="2023-07-06" calcext:value-type="date">
            <text:p>06/07/2023</text:p>
          </table:table-cell>
          <table:table-cell table:style-name="ce189" office:value-type="string" calcext:value-type="string">
            <text:p>Movimiento62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13.5" calcext:value-type="float">
            <text:p>-13,50</text:p>
          </table:table-cell>
        </table:table-row>
        <table:table-row table:style-name="ro4">
          <table:table-cell/>
          <table:table-cell table:style-name="ce184" office:value-type="date" office:date-value="2023-06-29" calcext:value-type="date">
            <text:p>29/06/2023</text:p>
          </table:table-cell>
          <table:table-cell table:style-name="ce189" office:value-type="string" calcext:value-type="string">
            <text:p>Movimiento63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3" calcext:value-type="float">
            <text:p>-13,0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64</text:p>
          </table:table-cell>
          <table:table-cell table:style-name="ce202" table:content-validation-name="val1" office:value-type="string" calcext:value-type="string">
            <text:p>Farmàcia</text:p>
          </table:table-cell>
          <table:table-cell table:style-name="ce195" office:value-type="float" office:value="-12.91" calcext:value-type="float">
            <text:p>-12,91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65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12.35" calcext:value-type="float">
            <text:p>-12,3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66</text:p>
          </table:table-cell>
          <table:table-cell table:style-name="ce202" table:content-validation-name="val1" office:value-type="string" calcext:value-type="string">
            <text:p>Farmàcia</text:p>
          </table:table-cell>
          <table:table-cell table:style-name="ce195" office:value-type="float" office:value="-12.19" calcext:value-type="float">
            <text:p>-12,19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67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1.9" calcext:value-type="float">
            <text:p>-11,9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68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1.55" calcext:value-type="float">
            <text:p>-11,5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69</text:p>
          </table:table-cell>
          <table:table-cell table:style-name="ce201" table:content-validation-name="val1" office:value-type="string" calcext:value-type="string">
            <text:p>Lloguer Furgona cotxe gasoil </text:p>
          </table:table-cell>
          <table:table-cell table:style-name="ce195" office:value-type="float" office:value="-11.5" calcext:value-type="float">
            <text:p>-11,5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70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0.6" calcext:value-type="float">
            <text:p>-10,60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71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9.7" calcext:value-type="float">
            <text:p>-9,70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72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9.2" calcext:value-type="float">
            <text:p>-9,2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73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9.1" calcext:value-type="float">
            <text:p>-9,10</text:p>
          </table:table-cell>
        </table:table-row>
        <table:table-row table:style-name="ro4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74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8.99" calcext:value-type="float">
            <text:p>-8,99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75</text:p>
          </table:table-cell>
          <table:table-cell table:style-name="ce202" table:content-validation-name="val1" office:value-type="string" calcext:value-type="string">
            <text:p>Farmàcia</text:p>
          </table:table-cell>
          <table:table-cell table:style-name="ce195" office:value-type="float" office:value="-8.95" calcext:value-type="float">
            <text:p>-8,95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76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8.2" calcext:value-type="float">
            <text:p>-8,2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77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8.1" calcext:value-type="float">
            <text:p>-8,10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78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7.9" calcext:value-type="float">
            <text:p>-7,90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79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7.48" calcext:value-type="float">
            <text:p>-7,48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80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7.47" calcext:value-type="float">
            <text:p>-7,47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81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7.2" calcext:value-type="float">
            <text:p>-7,20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82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6.99" calcext:value-type="float">
            <text:p>-6,99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83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6.9" calcext:value-type="float">
            <text:p>-6,9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84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6.8" calcext:value-type="float">
            <text:p>-6,80</text:p>
          </table:table-cell>
        </table:table-row>
        <table:table-row table:style-name="ro4">
          <table:table-cell/>
          <table:table-cell table:style-name="ce184" office:value-type="date" office:date-value="2023-07-06" calcext:value-type="date">
            <text:p>06/07/2023</text:p>
          </table:table-cell>
          <table:table-cell table:style-name="ce189" office:value-type="string" calcext:value-type="string">
            <text:p>Movimiento85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6.22" calcext:value-type="float">
            <text:p>-6,22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86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6" calcext:value-type="float">
            <text:p>-6,0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87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6" calcext:value-type="float">
            <text:p>-6,0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88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5.9" calcext:value-type="float">
            <text:p>-5,9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89</text:p>
          </table:table-cell>
          <table:table-cell table:style-name="ce48" table:content-validation-name="val1" office:value-type="string" calcext:value-type="string">
            <text:p>Marxa</text:p>
          </table:table-cell>
          <table:table-cell table:style-name="ce195" office:value-type="float" office:value="-5.4" calcext:value-type="float">
            <text:p>-5,40</text:p>
          </table:table-cell>
        </table:table-row>
        <table:table-row table:style-name="ro4">
          <table:table-cell/>
          <table:table-cell table:style-name="ce184" office:value-type="date" office:date-value="2023-07-28" calcext:value-type="date">
            <text:p>28/07/2023</text:p>
          </table:table-cell>
          <table:table-cell table:style-name="ce189" office:value-type="string" calcext:value-type="string">
            <text:p>Movimiento90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5.35" calcext:value-type="float">
            <text:p>-5,35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91</text:p>
          </table:table-cell>
          <table:table-cell table:style-name="ce202" table:content-validation-name="val1" office:value-type="string" calcext:value-type="string">
            <text:p>Farmàcia</text:p>
          </table:table-cell>
          <table:table-cell table:style-name="ce195" office:value-type="float" office:value="-5.31" calcext:value-type="float">
            <text:p>-5,31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92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5.3" calcext:value-type="float">
            <text:p>-5,3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93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5.2" calcext:value-type="float">
            <text:p>-5,2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94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4.55" calcext:value-type="float">
            <text:p>-4,55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95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4.5" calcext:value-type="float">
            <text:p>-4,5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96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4" calcext:value-type="float">
            <text:p>-4,00</text:p>
          </table:table-cell>
        </table:table-row>
        <table:table-row table:style-name="ro4">
          <table:table-cell/>
          <table:table-cell table:style-name="ce184" office:value-type="date" office:date-value="2023-07-28" calcext:value-type="date">
            <text:p>28/07/2023</text:p>
          </table:table-cell>
          <table:table-cell table:style-name="ce189" office:value-type="string" calcext:value-type="string">
            <text:p>Movimiento97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3.8" calcext:value-type="float">
            <text:p>-3,8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98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3.6" calcext:value-type="float">
            <text:p>-3,6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99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3.6" calcext:value-type="float">
            <text:p>-3,6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0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3" calcext:value-type="float">
            <text:p>-3,00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101</text:p>
          </table:table-cell>
          <table:table-cell table:style-name="ce202" table:content-validation-name="val1" office:value-type="string" calcext:value-type="string">
            <text:p>Farmàcia</text:p>
          </table:table-cell>
          <table:table-cell table:style-name="ce195" office:value-type="float" office:value="-2.9" calcext:value-type="float">
            <text:p>-2,90</text:p>
          </table:table-cell>
        </table:table-row>
        <table:table-row table:style-name="ro4">
          <table:table-cell/>
          <table:table-cell table:style-name="ce184" office:value-type="date" office:date-value="2023-07-04" calcext:value-type="date">
            <text:p>04/07/2023</text:p>
          </table:table-cell>
          <table:table-cell table:style-name="ce189" office:value-type="string" calcext:value-type="string">
            <text:p>Movimiento102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2.8" calcext:value-type="float">
            <text:p>-2,8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103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2.4" calcext:value-type="float">
            <text:p>-2,4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104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.95" calcext:value-type="float">
            <text:p>-1,9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5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1.72" calcext:value-type="float">
            <text:p>-1,72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106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1.65" calcext:value-type="float">
            <text:p>-1,6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7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.2" calcext:value-type="float">
            <text:p>-1,20</text:p>
          </table:table-cell>
        </table:table-row>
        <table:table-row table:style-name="ro4" table:number-rows-repeated="7">
          <table:table-cell/>
          <table:table-cell table:style-name="ce187"/>
          <table:table-cell table:style-name="ce200" table:number-columns-repeated="2"/>
          <table:table-cell table:style-name="ce208"/>
        </table:table-row>
        <table:table-row table:style-name="ro4" table:number-rows-repeated="1048458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  <table:database-ranges>
        <table:database-range table:name="Table_1" table:target-range-address="PRESSUPOST.I6:PRESSUPOST.L14"/>
        <table:database-range table:name="Table_2" table:target-range-address="PRESSUPOST.I15:PRESSUPOST.L21" table:contains-header="false"/>
        <table:database-range table:name="Table_3" table:target-range-address="PRESSUPOST.I22:PRESSUPOST.L26" table:contains-header="false"/>
        <table:database-range table:name="__Anonymous_Sheet_DB__1" table:target-range-address="Factures.B3:Factures.E11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currency-style style:name="N117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$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3f3f3"/>
      <style:text-properties fo:color="#63d297"/>
    </style:style>
    <style:style style:name="ConditionalStyle_5f_2" style:display-name="ConditionalStyle_2" style:family="table-cell" style:parent-style-name="Default">
      <style:table-cell-properties fo:background-color="#666666"/>
      <style:text-properties fo:color="#ea999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6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10:25:19.4290585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ESSUPOST" style:display-name="PageStyle_PRESSUPO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DES_5f_MONITORS" style:display-name="PageStyle_DADES_MONITOR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  <dc:date>2024-05-02T10:25:57.951261499</dc:date>
    <meta:editing-duration>PT1H13M57S</meta:editing-duration>
    <meta:editing-cycles>15</meta:editing-cycles>
    <meta:document-statistic meta:table-count="2" meta:cell-count="531" meta:object-count="0"/>
  </office:meta>
</office:document-meta>
</file>